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Rekha" svg:font-family="Rekha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0.5pt" style:font-size-complex="12pt"/>
    </style:style>
    <style:style style:name="P2" style:family="paragraph" style:parent-style-name="Standard">
      <style:text-properties style:font-name="DejaVu Sans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font-name="DejaVu Sans" fo:font-size="12pt" style:font-size-asian="10.5pt" style:font-size-complex="12pt"/>
    </style:style>
    <style:style style:name="P4" style:family="paragraph" style:parent-style-name="Standard">
      <style:text-properties style:font-name="DejaVu Serif" fo:font-size="16pt" style:font-size-asian="16pt" style:font-size-complex="16pt"/>
    </style:style>
    <style:style style:name="P5" style:family="paragraph" style:parent-style-name="Standard">
      <style:text-properties style:font-name="DejaVu Serif" fo:font-size="12pt" style:font-size-asian="10.5pt" style:font-size-complex="12pt"/>
    </style:style>
    <style:style style:name="P6" style:family="paragraph" style:parent-style-name="Standard">
      <style:text-properties style:font-name="DejaVu Serif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crete Syntax of Hydra</text:p>
      <text:p text:style-name="P5"/>
      <text:p text:style-name="P5"/>
      <text:p text:style-name="P5">Program -&gt; <text:span text:style-name="T1">{ </text:span><text:span text:style-name="T2">Statement </text:span><text:span text:style-name="T1">}</text:span></text:p>
      <text:p text:style-name="P6"/>
      <text:p text:style-name="P7">Function -&gt; Identifier :<text:span text:style-name="T1"> </text:span>Parameters -&gt; Type <text:span text:style-name="T1">( </text:span>Block <text:span text:style-name="T1">| </text:span>= Expression <text:span text:style-name="T1">[ </text:span>LocalFs <text:span text:style-name="T1">] )</text:span> </text:p>
      <text:p text:style-name="P7">LocalFs -&gt; where Function <text:span text:style-name="T1">{ </text:span>Function <text:span text:style-name="T1">}</text:span></text:p>
      <text:p text:style-name="P7">Parameters -&gt; ( Declaration <text:span text:style-name="T1">{</text:span>, Declaration<text:span text:style-name="T1">} </text:span>)</text:p>
      <text:p text:style-name="P7">Block -&gt; { <text:span text:style-name="T1">{</text:span> Statement <text:span text:style-name="T1">} </text:span>}</text:p>
      <text:p text:style-name="P7"/>
      <text:p text:style-name="P7">Statement -&gt; ; | Block | Declaration | Assignment | Conditional | Loop | Function</text:p>
      <text:p text:style-name="P7">Assignment -&gt; Identifier := Expression ;</text:p>
      <text:p text:style-name="P7">Conditional -&gt; if (Expression) Statement <text:span text:style-name="T1">[</text:span> else Statement <text:span text:style-name="T1">]</text:span></text:p>
      <text:p text:style-name="P7">Loop -&gt; while (Expression) Statement</text:p>
      <text:p text:style-name="P7">Expression -&gt; Term <text:span text:style-name="T1">{</text:span> BinOp Term <text:span text:style-name="T1">}</text:span></text:p>
      <text:p text:style-name="P7">Op -&gt; + <text:span text:style-name="T1">|</text:span> - <text:span text:style-name="T1">|</text:span> * <text:span text:style-name="T1">|</text:span> / <text:span text:style-name="T1">|</text:span> % <text:span text:style-name="T1">| </text:span>**</text:p>
      <text:p text:style-name="P7">Term -&gt; <text:span text:style-name="T1">[</text:span> UnOp <text:span text:style-name="T1">] </text:span>Primary</text:p>
      <text:p text:style-name="P7">UnOp -&gt; - <text:span text:style-name="T1">|</text:span> !</text:p>
      <text:p text:style-name="P7">Primary -&gt; ( Expression ) <text:span text:style-name="T1">| </text:span>Type ( Expression ) <text:span text:style-name="T1">| </text:span>Literal <text:span text:style-name="T1">| </text:span>Accessor <text:span text:style-name="T1">|</text:span> Identifier (Arguments)</text:p>
      <text:p text:style-name="P7">Arguments -&gt; <text:span text:style-name="T1">[ </text:span>Expression <text:span text:style-name="T1">{</text:span>, Expression <text:span text:style-name="T1">}]</text:span></text:p>
      <text:p text:style-name="P7"/>
      <text:p text:style-name="P7">Declaration -&gt; Identifier : Type</text:p>
      <text:p text:style-name="P7"/>
      <text:p text:style-name="P7">Type -&gt; Int <text:span text:style-name="T1">|</text:span> Bool <text:span text:style-name="T1">|</text:span> Float <text:span text:style-name="T1">|</text:span> Char</text:p>
      <text:p text:style-name="P7">Identifier -&gt; Letter <text:span text:style-name="T1">{</text:span> Letter <text:span text:style-name="T1">|</text:span> Digit <text:span text:style-name="T1">}</text:span></text:p>
      <text:p text:style-name="P7">Letter -&gt; a <text:span text:style-name="T1">|</text:span> b<text:span text:style-name="T1"> |</text:span> ...<text:span text:style-name="T1"> |</text:span> z <text:span text:style-name="T1">| </text:span>A<text:span text:style-name="T1"> |</text:span> B <text:span text:style-name="T1">|</text:span> ... <text:span text:style-name="T1">|</text:span> Z</text:p>
      <text:p text:style-name="P7">Digit -&gt; 0 <text:span text:style-name="T1">|</text:span> 1 <text:span text:style-name="T1">|</text:span> ...<text:span text:style-name="T1"> |</text:span> 9</text:p>
      <text:p text:style-name="P7">Literal -&gt; Integer <text:span text:style-name="T1">|</text:span> Boolean<text:span text:style-name="T1"> |</text:span> Floating<text:span text:style-name="T1"> |</text:span> Character</text:p>
      <text:p text:style-name="P7">Integer -&gt; Digit<text:span text:style-name="T1"> {</text:span> Digit <text:span text:style-name="T1">}</text:span></text:p>
      <text:p text:style-name="P7">Boolean -&gt; True<text:span text:style-name="T1"> | </text:span>False</text:p>
      <text:p text:style-name="P7">Floating -&gt; Integer . Integer</text:p>
      <text:p text:style-name="P7">Character -&gt; ' ASCIIChar 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Rekha" svg:font-family="Rekha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02-09T11:12:48</meta:creation-date>
    <dc:creator>jb</dc:creator>
    <dc:date>2011-02-17T20:10:37</dc:date>
    <meta:editing-cycles>141</meta:editing-cycles>
    <meta:editing-duration>PT4H8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101" meta:character-count="1013"/>
  </office:meta>
</office:document-meta>
</file>